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482000351" calcext:value-type="float">
            <text:p>0,0114820004</text:p>
          </table:table-cell>
          <table:table-cell office:value-type="float" office:value="21.1761081219" calcext:value-type="float">
            <text:p>21,17610812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539096610304" calcext:value-type="float">
            <text:p>99,75</text:p>
          </table:table-cell>
          <table:table-cell table:style-name="ce3" table:formula="of:=([.F3]/12597)*100" office:value-type="float" office:value="0.246090338969596" calcext:value-type="float">
            <text:p>0,25</text:p>
          </table:table-cell>
          <table:table-cell/>
          <table:table-cell table:style-name="ce4" table:formula="of:=[.E19]+[.H19]" office:value-type="float" office:value="12566" calcext:value-type="float">
            <text:p>12566</text:p>
          </table:table-cell>
          <table:table-cell table:formula="of:=12597-[.E3]" office:value-type="float" office:value="31" calcext:value-type="float">
            <text:p>31</text:p>
          </table:table-cell>
          <table:table-cell office:value-type="float" office:value="0.0122449398041" calcext:value-type="float">
            <text:p>0,0122449398</text:p>
          </table:table-cell>
          <table:table-cell office:value-type="float" office:value="20.9750981331" calcext:value-type="float">
            <text:p>20,975098133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221560689053" calcext:value-type="float">
            <text:p>99,72</text:p>
          </table:table-cell>
          <table:table-cell table:style-name="ce3" table:formula="of:=([.F4]/12597)*100" office:value-type="float" office:value="0.277843931094705" calcext:value-type="float">
            <text:p>0,28</text:p>
          </table:table-cell>
          <table:table-cell/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18019580841" calcext:value-type="float">
            <text:p>0,0118019581</text:p>
          </table:table-cell>
          <table:table-cell office:value-type="float" office:value="21.0412180424" calcext:value-type="float">
            <text:p>21,04121804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14848613739" calcext:value-type="float">
            <text:p>0,0114848614</text:p>
          </table:table-cell>
          <table:table-cell office:value-type="float" office:value="21.0121269226" calcext:value-type="float">
            <text:p>21,012126922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15149021149" calcext:value-type="float">
            <text:p>0,0115149021</text:p>
          </table:table-cell>
          <table:table-cell office:value-type="float" office:value="20.9325258732" calcext:value-type="float">
            <text:p>20,93252587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030800984361" calcext:value-type="float">
            <text:p>99,60</text:p>
          </table:table-cell>
          <table:table-cell table:style-name="ce3" table:formula="of:=([.F7]/12597)*100" office:value-type="float" office:value="0.396919901563864" calcext:value-type="float">
            <text:p>0,40</text:p>
          </table:table-cell>
          <table:table-cell/>
          <table:table-cell table:style-name="ce4" table:formula="of:=[.E23]+[.H23]" office:value-type="float" office:value="12547" calcext:value-type="float">
            <text:p>12547</text:p>
          </table:table-cell>
          <table:table-cell table:formula="of:=12597-[.E7]" office:value-type="float" office:value="50" calcext:value-type="float">
            <text:p>50</text:p>
          </table:table-cell>
          <table:table-cell office:value-type="float" office:value="0.0118479728699" calcext:value-type="float">
            <text:p>0,0118479729</text:p>
          </table:table-cell>
          <table:table-cell office:value-type="float" office:value="20.9838621616" calcext:value-type="float">
            <text:p>20,983862161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936016511868" calcext:value-type="float">
            <text:p>99,79</text:p>
          </table:table-cell>
          <table:table-cell table:style-name="ce3" table:formula="of:=([.F8]/12597)*100" office:value-type="float" office:value="0.206398348813209" calcext:value-type="float">
            <text:p>0,21</text:p>
          </table:table-cell>
          <table:table-cell/>
          <table:table-cell table:style-name="ce4" table:formula="of:=[.E24]+[.H24]" office:value-type="float" office:value="12571" calcext:value-type="float">
            <text:p>12571</text:p>
          </table:table-cell>
          <table:table-cell table:formula="of:=12597-[.E8]" office:value-type="float" office:value="26" calcext:value-type="float">
            <text:p>26</text:p>
          </table:table-cell>
          <table:table-cell office:value-type="float" office:value="0.01189494133" calcext:value-type="float">
            <text:p>0,0118949413</text:p>
          </table:table-cell>
          <table:table-cell office:value-type="float" office:value="21.0883998871" calcext:value-type="float">
            <text:p>21,088399887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16100311279" calcext:value-type="float">
            <text:p>0,0116100311</text:p>
          </table:table-cell>
          <table:table-cell office:value-type="float" office:value="20.9887061119" calcext:value-type="float">
            <text:p>20,98870611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86488846551" calcext:value-type="float">
            <text:p>99,66</text:p>
          </table:table-cell>
          <table:table-cell table:style-name="ce3" table:formula="of:=([.F10]/12597)*100" office:value-type="float" office:value="0.341351115344923" calcext:value-type="float">
            <text:p>0,34</text:p>
          </table:table-cell>
          <table:table-cell/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0.0115411281586" calcext:value-type="float">
            <text:p>0,0115411282</text:p>
          </table:table-cell>
          <table:table-cell office:value-type="float" office:value="20.9357011318" calcext:value-type="float">
            <text:p>20,93570113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19128227234" calcext:value-type="float">
            <text:p>0,0119128227</text:p>
          </table:table-cell>
          <table:table-cell office:value-type="float" office:value="20.8703360558" calcext:value-type="float">
            <text:p>20,87033605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9593554021" calcext:value-type="float">
            <text:p>99,6959593554</text:p>
          </table:table-cell>
          <table:table-cell table:formula="of:=AVERAGE([.C2:.C11])" office:value-type="float" office:value="0.30404064459792" calcext:value-type="float">
            <text:p>0,304040644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7" calcext:value-type="float">
            <text:p>12558,7</text:p>
          </table:table-cell>
          <table:table-cell table:formula="of:=AVERAGE([.F2:.F11])" office:value-type="float" office:value="38.3" calcext:value-type="float">
            <text:p>38,3</text:p>
          </table:table-cell>
          <table:table-cell table:formula="of:=SUM([.G2:.G11])/10" office:value-type="float" office:value="0.01173355579378" calcext:value-type="float">
            <text:p>0,0117335558</text:p>
          </table:table-cell>
          <table:table-cell table:formula="of:=SUM([.H2:.H11])/10" office:value-type="float" office:value="21.00040824414" calcext:value-type="float">
            <text:p>21,00040824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12597-SUM([.E19:.G19])" office:value-type="float" office:value="6648" calcext:value-type="float">
            <text:p>664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38" calcext:value-type="float">
            <text:p>673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05" calcext:value-type="float">
            <text:p>67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918" calcext:value-type="float">
            <text:p>59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632" calcext:value-type="float">
            <text:p>66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770" calcext:value-type="float">
            <text:p>677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09" calcext:value-type="float">
            <text:p>67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829" calcext:value-type="float">
            <text:p>68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9593554021" calcext:value-type="float">
            <text:p>0,9969595936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04064459792" calcext:value-type="float">
            <text:p>0,0030404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23:00.3623086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2S</meta:editing-duration>
    <meta:editing-cycles>6</meta:editing-cycles>
    <meta:generator>LibreOffice/5.1.6.2$Linux_X86_64 LibreOffice_project/10m0$Build-2</meta:generator>
    <dc:date>2018-01-19T18:24:06.091705665</dc:date>
    <meta:document-statistic meta:table-count="1" meta:cell-count="167" meta:object-count="0"/>
  </office:meta>
</office:document-meta>
</file>